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8000" fo:wrap-option="wrap"/>
    </style:style>
    <style:style style:name="ce4" style:family="table-cell" style:parent-style-name="Default">
      <style:table-cell-properties fo:background-color="#ffff00" fo:wrap-option="wrap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RF</text:p>
          </table:table-cell>
          <table:table-cell/>
          <table:table-cell office:value-type="string" calcext:value-type="string">
            <text:p>ESP8266</text:p>
          </table:table-cell>
          <table:table-cell/>
          <table:table-cell office:value-type="string" calcext:value-type="string">
            <text:p>Android REST </text:p>
          </table:table-cell>
          <table:table-cell/>
          <table:table-cell office:value-type="string" calcext:value-type="string">
            <text:p>waga HX7111 (inne też będą)</text:p>
          </table:table-cell>
          <table:table-cell/>
          <table:table-cell office:value-type="string" calcext:value-type="string">
            <text:p>ESP &amp; NRF</text:p>
          </table:table-cell>
          <table:table-cell/>
          <table:table-cell office:value-type="string" calcext:value-type="string">
            <text:p>Waga &amp; esp</text:p>
          </table:table-cell>
          <table:table-cell/>
          <table:table-cell office:value-type="string" calcext:value-type="string">
            <text:p>nrf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tps://circuitdigest.com/microcontroller-projects/sending-sensor-data-to-android-phone-using-arduino-nrf24l01-over-bluetooth-ble</text:p>
          </table:table-cell>
          <table:table-cell/>
          <table:table-cell office:value-type="string" calcext:value-type="string">
            <text:p><text:a xlink:href="https://www.hackster.io/thanksmister/android-to-esp8266-comunication-a84f50" xlink:type="simple">https://www.hackster.io/thanksmister/android-to-esp8266-comunication-a84f50</text:a> 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how2electronics.com/esp8266-nrf24l01-gateway-arduino-node/</text:p>
          </table:table-cell>
          <table:table-cell/>
          <table:table-cell office:value-type="string" calcext:value-type="string">
            <text:p>https://tutorials-raspberrypi.com/esp8266-scale-weight-sensor-hx711/?fbclid=IwAR2nSr52GhuAmQXh38CDd44Lc9uGAjsvtwz5i4z0XhqGerPCZjze9xLaAGg</text:p>
          </table:table-cell>
          <table:table-cell/>
          <table:table-cell office:value-type="string" calcext:value-type="string">
            <text:p>https://nettigo.pl/products/modul-zgodny-z-nrf24l01-bezprzewodowa-tania-lacznosc-dla-arduino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inne</text:p>
          </table:table-cell>
          <table:table-cell/>
          <table:table-cell office:value-type="string" calcext:value-type="string">
            <text:p>android to esp</text:p>
          </table:table-cell>
          <table:table-cell/>
          <table:table-cell office:value-type="string" calcext:value-type="string">
            <text:p>android to nrf</text:p>
          </table:table-cell>
          <table:table-cell table:number-columns-repeated="2"/>
          <table:table-cell office:value-type="string" calcext:value-type="string">
            <text:p>esp vs nrf</text:p>
          </table:table-cell>
          <table:table-cell table:number-columns-repeated="3"/>
          <table:table-cell office:value-type="string" calcext:value-type="string">
            <text:p>esp z arduino</text:p>
          </table:table-cell>
          <table:table-cell table:number-columns-repeated="4"/>
          <table:table-cell office:value-type="string" calcext:value-type="string">
            <text:p>https://create.arduino.cc/projecthub/electropeak/getting-started-w-nodemcu-esp8266-on-arduino-ide-28184f</text:p>
          </table:table-cell>
          <table:table-cell table:style-name="ce3" office:value-type="string" calcext:value-type="string">
            <text:p>https://create.arduino.cc/projecthub/imjeffparedes/add-wifi-to-arduino-uno-663b9e</text:p>
          </table:table-cell>
          <table:table-cell office:value-type="string" calcext:value-type="string">
            <text:p>https://www.quora.com/How-do-I-connect-an-ESP8266-with-Arduino-Should-I-send-data-from-the-module-to-Arduino</text:p>
          </table:table-cell>
          <table:table-cell office:value-type="string" calcext:value-type="string">
            <text:p>http://allaboutee.com/2014/12/30/esp8266-and-arduino-webserver/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https://create.arduino.cc/projecthub/clementchamayou/how-to-monitor-a-beehive-with-arduino-nano-33ble-bluetooth-eabc0d?fbclid=IwAR1K_xLVttTB9bRqAP-NcLT-pz61oGCdLvJbx9bCLdTc2cIzgNUoB1q_CI4</text:p>
          </table:table-cell>
          <table:table-cell/>
          <table:table-cell office:value-type="string" calcext:value-type="string">
            <text:p>https://www.hackster.io/thanksmister/android-to-esp8266-comunication-a84f50</text:p>
          </table:table-cell>
          <table:table-cell/>
          <table:table-cell office:value-type="string" calcext:value-type="string">
            <text:p>https://circuitdigest.com/microcontroller-projects/sending-sensor-data-to-android-phone-using-arduino-nrf24l01-over-bluetooth-ble?fbclid=IwAR096uvf-SnJ6S_oDshi2R6U_rf-vRf4pz-QB_9EjtFWqMpKtXkJr3rhW74</text:p>
          </table:table-cell>
          <table:table-cell table:number-columns-repeated="2"/>
          <table:table-cell office:value-type="string" calcext:value-type="string">
            <text:p>https://www.reddit.com/r/arduino/comments/b0pmeo/what_is_the_difference_between_esp8266_and/</text:p>
          </table:table-cell>
          <table:table-cell office:value-type="string" calcext:value-type="string">
            <text:p>https://forum.arduino.cc/t/difference-between-nrf24l01-and-esp8266/345601/10</text:p>
          </table:table-cell>
          <table:table-cell table:number-columns-repeated="2"/>
          <table:table-cell office:value-type="string" calcext:value-type="string">
            <text:p>https://github.com/esp8266/Arduino</text:p>
          </table:table-cell>
          <table:table-cell table:number-columns-repeated="3"/>
          <table:table-cell office:value-type="string" calcext:value-type="string">
            <text:p>https://github.com/GeekWenWang/Arduino-control-lab/blob/master/esp8266Sample.ino</text:p>
          </table:table-cell>
          <table:table-cell office:value-type="string" calcext:value-type="string">
            <text:p>https://forbot.pl/blog/leksykon/esp8266</text:p>
          </table:table-cell>
          <table:table-cell office:value-type="string" calcext:value-type="string">
            <text:p>https://remotexy.com/en/help/start/arduino-esp8266-ss/</text:p>
          </table:table-cell>
          <table:table-cell table:style-name="ce4" office:value-type="string" calcext:value-type="string">
            <text:p>https://create.arduino.cc/projecthub/Niv_the_anonymous/esp8266-beginner-tutorial-project-6414c8</text:p>
          </table:table-cell>
          <table:table-cell table:number-columns-repeated="1005"/>
        </table:table-row>
        <table:table-row table:style-name="ro6">
          <table:table-cell table:number-columns-repeated="2"/>
          <table:table-cell office:value-type="string" calcext:value-type="string">
            <text:p>https://iotdesignpro.com/projects/create-android-app-with-android-studio-to-control-led-over-wifi-using-nodemcu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6:39:09.542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2T19:01:34.270000000</dc:date>
    <meta:editing-duration>PT1H55M33S</meta:editing-duration>
    <meta:editing-cycles>6</meta:editing-cycles>
    <meta:generator>LibreOffice/7.2.0.4$Windows_X86_64 LibreOffice_project/9a9c6381e3f7a62afc1329bd359cc48accb6435b</meta:generator>
    <meta:document-statistic meta:table-count="1" meta:cell-count="34" meta:object-count="0"/>
  </office:meta>
</office:document-meta>
</file>